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92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927cm" svg:x="1.4cm" svg:y="4.04cm" presentation:class="subtitle" presentation:user-transformed="true">
          <draw:text-box>
            <text:p text:style-name="P1">#1</text:p>
            <text:p text:style-name="P1"/>
            <text:p text:style-name="P1">How comfortable are you with the notions of the ABC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5.199cm" svg:height="12.179cm" svg:x="1.4cm" svg:y="4.914cm" presentation:class="subtitle">
          <draw:text-box>
            <text:p text:style-name="P1">#2</text:p>
            <text:p text:style-name="P1"/>
            <text:p text:style-name="P1">How comfortable are you with computation of summary statistics from your own data?</text:p>
            <text:p text:style-name="P1"/>
            <text:p text:style-name="P1">- Name some examples of summary statistics that could be computed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>#3</text:p>
            <text:p/>
            <text:p>How comfortable are you with applying the ABC method to infer model parameters from your own data ?</text:p>
            <text:p/>
            <text:p/>
            <text:p>(hint: What type of data can you use?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>#4</text:p>
            <text:p/>
            <text:p>How comfortable are you with applying the ABC method to compare models based on your own data ?</text:p>
            <text:p/>
            <text:p/>
            <text:p>(hint: What type of data can you use?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5" draw:layer="layout" svg:width="25.199cm" svg:height="12.179cm" svg:x="1.4cm" svg:y="4.914cm" presentation:class="subtitle">
          <draw:text-box>
            <text:p text:style-name="P1"><text:span text:style-name="T1">#5</text:span></text:p>
            <text:p text:style-name="P1"><text:span text:style-name="T1"/></text:p>
            <text:p text:style-name="P1"><text:span text:style-name="T1">How comfortable are you with using R packages </text:span><text:span text:style-name="T1">for applying the ABC approach 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/>
            <text:p/>
            <text:p>#6</text:p>
            <text:p/>
            <text:p>How to comfortable are you with principles of model inference?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48:35.930240737</meta:creation-date>
    <dc:date>2018-05-17T09:38:06.518739135</dc:date>
    <meta:editing-duration>PT23M18S</meta:editing-duration>
    <meta:editing-cycles>5</meta:editing-cycles>
    <meta:generator>LibreOffice/5.1.6.2$Linux_X86_64 LibreOffice_project/10m0$Build-2</meta:generator>
    <meta:document-statistic meta:object-count="39"/>
  </office:meta>
</office:document-meta>
</file>